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8328" calcext:value-type="float">
            <text:p>91.7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4232" calcext:value-type="float">
            <text:p>81.1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523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